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RW Chancery L" fo:font-size="20pt" officeooo:rsid="001a21eb" officeooo:paragraph-rsid="001a21eb" style:font-size-asian="17.5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text:p>
      <text:p text:style-name="P1">Yeah might call it a mood swing or anything you wish to.Even i dont know what goes on with me any longer :D, except one thing you are the prettiest thing for me, because when i look at you i cannot keep my smile under the wraps. I blush even today when i look into your eyes afraid that i might really get lost into them,trust me i am not being cheezy. Suyash Saxena sometimes i think i am afraid of loosing you beacuse i am surprized as to how could life be so giving so sweet to me to reward me with someone like you.We have our differences but you know one thing remains constant there’s not one moment when a thought of you cannot triger that unknowing calm feeling in my mind. I cannot describe it ut it is true.</text:p>
      <text:p text:style-name="P1">Rightly said my medicine :P</text:p>
      <text:p text:style-name="P1">You have been a truely great person to me. Everybody has trying times but you can never cease to make me smile. At the beginning of your jokes i always feel , ‘ you know he is not that getting it right now that i wont smile like this’, but end up proving myself wrong because i always do.</text:p>
      <text:p text:style-name="P1">Suyash, baby, cuppy cake, my ray of hope, that sweet feeling in my heart, the PJ King :P, snookums, my chubby bubby , my future hubby , there is nothing on earth that i will ever want more than my four people to stay happy with me and your one of them. I would always love you to be that happy go lucky person you are.You have been by my side, helped me grow, understood me and taken me seriously unlike most. I really dont want to imagine what would happen the next minute. But all i wish in my heart is to spend my entire life with you cherishing every moment with you, watching <text:soft-page-break/>over you while you sleep, wake up right next to you, kiss you slightly and fiercely, go explore things with you ,join in in every good moment of yours and stand by you firmly when it gets difficult coz baby i love you with all my heart. Will you give me a chance to be a part of all that?</text:p>
      <text:p text:style-name="P1">Will you marry me?</text:p>
      <text:p text:style-name="P1">Your snookum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23:54:31.146763403</meta:creation-date>
    <dc:date>2017-08-27T00:09:03.087832864</dc:date>
    <meta:editing-duration>PT14M37S</meta:editing-duration>
    <meta:editing-cycles>1</meta:editing-cycles>
    <meta:document-statistic meta:table-count="0" meta:image-count="0" meta:object-count="0" meta:page-count="2" meta:paragraph-count="7" meta:word-count="388" meta:character-count="1937" meta:non-whitespace-character-count="1556"/>
    <meta:generator>LibreOffice/5.1.6.2$Linux_X86_64 LibreOffice_project/10m0$Build-2</meta:generator>
  </office:meta>
</office:document-meta>
</file>